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42.58mm"/>
    </style:style>
    <style:style style:name="co4" style:family="table-column">
      <style:table-column-properties fo:break-before="auto" style:column-width="32.97mm"/>
    </style:style>
    <style:style style:name="co5" style:family="table-column">
      <style:table-column-properties fo:break-before="auto" style:column-width="39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Standard_5f_Tabelle1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Standard_5f_Tabelle1" style:data-style-name="N11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84"/>
    <style:style style:name="ce8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chuljahr</text:p>
          </table:table-cell>
          <table:table-cell table:style-name="ce1" office:value-type="string" calcext:value-type="string">
            <text:p>SchuljahrName</text:p>
          </table:table-cell>
          <table:table-cell table:style-name="ce1" office:value-type="string" calcext:value-type="string">
            <text:p>Schulklass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strittsdatum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tadtteil</text:p>
          </table:table-cell>
          <table:table-cell table:style-name="ce1" office:value-type="string" calcext:value-type="string">
            <text:p>Straße</text:p>
          </table:table-cell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geburtsor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ufname</text:p>
          </table:table-cell>
          <table:table-cell table:style-name="ce1" office:value-type="string" calcext:value-type="string">
            <text:p>vornamen</text:p>
          </table:table-cell>
          <table:table-cell table:style-name="ce1" office:value-type="string" calcext:value-type="string">
            <text:p>eintrittsdatum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Schulaustrit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1" calcext:value-type="float">
            <text:p>201101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3" calcext:value-type="date">
            <text:p>2001-02-0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Pohmann</text:p>
          </table:table-cell>
          <table:table-cell table:number-columns-repeated="2" office:value-type="string" calcext:value-type="string">
            <text:p>Luise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2" calcext:value-type="float">
            <text:p>201102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4" calcext:value-type="date">
            <text:p>2001-02-0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Enden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Friedrich zu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3" calcext:value-type="float">
            <text:p>201103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5" calcext:value-type="date">
            <text:p>2001-02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ahlkopf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Richard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4" calcext:value-type="float">
            <text:p>201104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6" calcext:value-type="date">
            <text:p>2001-02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Juliette de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5" calcext:value-type="float">
            <text:p>201105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7" calcext:value-type="date">
            <text:p>2001-0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chmidt</text:p>
          </table:table-cell>
          <table:table-cell table:number-columns-repeated="2" office:value-type="string" calcext:value-type="string">
            <text:p>Amelie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6" calcext:value-type="float">
            <text:p>201106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8" calcext:value-type="date">
            <text:p>2001-02-0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eier</text:p>
          </table:table-cell>
          <table:table-cell table:number-columns-repeated="2" office:value-type="string" calcext:value-type="string">
            <text:p>Julian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7" calcext:value-type="float">
            <text:p>201107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09" calcext:value-type="date">
            <text:p>2001-02-0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ustlos</text:p>
          </table:table-cell>
          <table:table-cell office:value-type="string" calcext:value-type="string">
            <text:p>Fynn</text:p>
          </table:table-cell>
          <table:table-cell office:value-type="string" calcext:value-type="string">
            <text:p>Louis Fynn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office:value-type="float" office:value="9" calcext:value-type="float">
            <text:p>9</text:p>
          </table:table-cell>
          <table:table-cell office:value-type="float" office:value="201108" calcext:value-type="float">
            <text:p>201108</text:p>
          </table:table-cell>
          <table:table-cell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7" office:value-type="date" office:date-value="2001-02-20" calcext:value-type="date">
            <text:p>2001-02-2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ust</text:p>
          </table:table-cell>
          <table:table-cell table:number-columns-repeated="2" office:value-type="string" calcext:value-type="string">
            <text:p>Anna Lena</text:p>
          </table:table-cell>
          <table:table-cell table:style-name="ce8" office:value-type="date" office:date-value="2008-08-01" calcext:value-type="date">
            <text:p>01.08.2008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01" calcext:value-type="float">
            <text:p>2007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1-01" calcext:value-type="date">
            <text:p>01-Jan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Anton David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11" calcext:value-type="float">
            <text:p>200711</text:p>
          </table:table-cell>
          <table:table-cell table:style-name="ce5"/>
          <table:table-cell office:value-type="string" calcext:value-type="string">
            <text:p>31275</text:p>
          </table:table-cell>
          <table:table-cell table:style-name="ce3" office:value-type="string" calcext:value-type="string">
            <text:p>Lehrte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2000-10-03" calcext:value-type="date">
            <text:p>03-Okt-00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Metzger</text:p>
          </table:table-cell>
          <table:table-cell table:number-columns-repeated="2" office:value-type="string" calcext:value-type="string">
            <text:p>Molly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w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03" calcext:value-type="float">
            <text:p>2007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12-24" calcext:value-type="date">
            <text:p>24-Dez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rünberg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Ludwig Albert von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04" calcext:value-type="float">
            <text:p>2007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6-06" calcext:value-type="date">
            <text:p>06-Jun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östlich</text:p>
          </table:table-cell>
          <table:table-cell table:number-columns-repeated="2" office:value-type="string" calcext:value-type="string">
            <text:p>Kevin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05" calcext:value-type="float">
            <text:p>2007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2-27" calcext:value-type="date">
            <text:p>27-Feb-0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ammfel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Bernd Alexander zu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710" calcext:value-type="float">
            <text:p>200710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2-27" calcext:value-type="date">
            <text:p>27-Feb-0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ammfeld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Bernadette Gloria zu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w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0952" calcext:value-type="float">
            <text:p>2009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3-02" calcext:value-type="date">
            <text:p>02-Mrz-01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Schwips</text:p>
          </table:table-cell>
          <table:table-cell table:number-columns-repeated="2" office:value-type="string" calcext:value-type="string">
            <text:p>Stefa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1051" calcext:value-type="float">
            <text:p>20105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11-06" calcext:value-type="date">
            <text:p>06-Nov-0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nja Susanna</text:p>
          </table:table-cell>
          <table:table-cell table:style-name="ce5" office:value-type="date" office:date-value="2010-04-01" calcext:value-type="date">
            <text:p>01-Apr-10</text:p>
          </table:table-cell>
          <table:table-cell office:value-type="string" calcext:value-type="string">
            <text:p>w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1" calcext:value-type="float">
            <text:p>2006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2-07" calcext:value-type="date">
            <text:p>07-Dez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nnegret Amali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2" calcext:value-type="float">
            <text:p>2006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9-26" calcext:value-type="date">
            <text:p>26-Sep-99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Bunte</text:p>
          </table:table-cell>
          <table:table-cell table:number-columns-repeated="2" office:value-type="string" calcext:value-type="string">
            <text:p>Berth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3" calcext:value-type="float">
            <text:p>200603</text:p>
          </table:table-cell>
          <table:table-cell table:style-name="ce5"/>
          <table:table-cell office:value-type="string" calcext:value-type="string">
            <text:p>30880</text:p>
          </table:table-cell>
          <table:table-cell table:style-name="ce3" office:value-type="string" calcext:value-type="string">
            <text:p>Laatz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05-05" calcext:value-type="date">
            <text:p>05-Mai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 Eric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4" calcext:value-type="float">
            <text:p>2006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Laatz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11-18" calcext:value-type="date">
            <text:p>18-Nov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ämmermann</text:p>
          </table:table-cell>
          <table:table-cell table:number-columns-repeated="2" office:value-type="string" calcext:value-type="string">
            <text:p>David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5" calcext:value-type="float">
            <text:p>2006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2-27" calcext:value-type="date">
            <text:p>27-Feb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dgar Martin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6" calcext:value-type="float">
            <text:p>200606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7-21" calcext:value-type="date">
            <text:p>21-Jul-99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ellie Mari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951" calcext:value-type="float">
            <text:p>200951</text:p>
          </table:table-cell>
          <table:table-cell table:style-name="ce5"/>
          <table:table-cell office:value-type="string" calcext:value-type="string">
            <text:p>31303</text:p>
          </table:table-cell>
          <table:table-cell table:style-name="ce3" office:value-type="string" calcext:value-type="string">
            <text:p>Burgdorf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08-13" calcext:value-type="date">
            <text:p>13-Aug-9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rl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Marc Ole zu de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851" calcext:value-type="float">
            <text:p>20085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1-06" calcext:value-type="date">
            <text:p>06-Nov-9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enelope Susan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00607" calcext:value-type="float">
            <text:p>200607</text:p>
          </table:table-cell>
          <table:table-cell table:style-name="ce5" office:value-type="date" office:date-value="2016-01-31" calcext:value-type="date">
            <text:p>31-Jan-16</text:p>
          </table:table-cell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1-06" calcext:value-type="date">
            <text:p>06-Jan-00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Unstet</text:p>
          </table:table-cell>
          <table:table-cell table:number-columns-repeated="2" office:value-type="string" calcext:value-type="string">
            <text:p>Irmgard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16-01-31" calcext:value-type="date">
            <text:p>31-Jan-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1" calcext:value-type="float">
            <text:p>2005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12-07" calcext:value-type="date">
            <text:p>07-Dez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 Berta Caterin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2" calcext:value-type="float">
            <text:p>2005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9-26" calcext:value-type="date">
            <text:p>26-Sep-98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Blumig</text:p>
          </table:table-cell>
          <table:table-cell table:number-columns-repeated="2" office:value-type="string" calcext:value-type="string">
            <text:p>Bettin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3" calcext:value-type="float">
            <text:p>2005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5-05" calcext:value-type="date">
            <text:p>05-Mai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arsten Friedrich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4" calcext:value-type="float">
            <text:p>200504</text:p>
          </table:table-cell>
          <table:table-cell table:style-name="ce5"/>
          <table:table-cell table:style-name="ce3" office:value-type="string" calcext:value-type="string">
            <text:p>30823</text:p>
          </table:table-cell>
          <table:table-cell table:style-name="ce3" office:value-type="string" calcext:value-type="string">
            <text:p>Garbs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8-11-18" calcext:value-type="date">
            <text:p>18-Nov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iel Demian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5" calcext:value-type="float">
            <text:p>2005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2-27" calcext:value-type="date">
            <text:p>27-Feb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Ernst Ludwig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506" calcext:value-type="float">
            <text:p>200506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7-21" calcext:value-type="date">
            <text:p>21-Jul-9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da Mari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953" calcext:value-type="float">
            <text:p>20095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8-13" calcext:value-type="date">
            <text:p>13-Aug-9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 Leo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00852" calcext:value-type="float">
            <text:p>2008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11-06" calcext:value-type="date">
            <text:p>06-Nov-9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treng</text:p>
          </table:table-cell>
          <table:table-cell table:number-columns-repeated="2" office:value-type="string" calcext:value-type="string">
            <text:p>Susanne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w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0651" calcext:value-type="float">
            <text:p>200651</text:p>
          </table:table-cell>
          <table:table-cell table:style-name="ce5"/>
          <table:table-cell table:style-name="ce3" office:value-type="string" calcext:value-type="string">
            <text:p>31311</text:p>
          </table:table-cell>
          <table:table-cell table:style-name="ce3" office:value-type="string" calcext:value-type="string">
            <text:p>Uetze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7-09-26" calcext:value-type="date">
            <text:p>26-Sep-97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Renate Maren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1052" calcext:value-type="float">
            <text:p>2010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5-05" calcext:value-type="date">
            <text:p>05-Mai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bin Ortwin</text:p>
          </table:table-cell>
          <table:table-cell table:style-name="ce5" office:value-type="date" office:date-value="2010-08-01" calcext:value-type="date">
            <text:p>01-Aug-10</text:p>
          </table:table-cell>
          <table:table-cell office:value-type="string" calcext:value-type="string">
            <text:p>m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0404" calcext:value-type="float">
            <text:p>2004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2-27" calcext:value-type="date">
            <text:p>27-Feb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rnisch</text:p>
          </table:table-cell>
          <table:table-cell table:number-columns-repeated="2" office:value-type="string" calcext:value-type="string">
            <text:p>Hermione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w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0408" calcext:value-type="float">
            <text:p>200408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8-13" calcext:value-type="date">
            <text:p>13-Aug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vin Friedemann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m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/20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0853" calcext:value-type="float">
            <text:p>20085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11-06" calcext:value-type="date">
            <text:p>06-Nov-97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Stelzinge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ugustus Balthasar Friedhelm Stefan von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m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number-columns-repeated="1006"/>
        </table:table-row>
        <table:table-row table:style-name="ro1" table:number-rows-repeated="10480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.00.0000</text:date>, <text:time style:data-style-name="N2" text:time-value="08:15:49.890329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tina Olbrich</meta:initial-creator>
    <meta:creation-date>2019-01-30T10:25:35</meta:creation-date>
    <dc:date>2020-05-02T08:33:53.648577781</dc:date>
    <meta:editing-duration>PT53M31S</meta:editing-duration>
    <meta:generator>LibreOffice/6.1.5.2$Linux_X86_64 LibreOffice_project/10$Build-2</meta:generator>
    <meta:editing-cycles>16</meta:editing-cycles>
    <meta:document-statistic meta:table-count="1" meta:cell-count="6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